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gradient" draw:fill-gradient-name="Gradient_20_8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6cm" svg:x="7.982cm" svg:y="14.948cm">
          <text:p/>
          <draw:enhanced-geometry svg:viewBox="0 0 21600 21600" draw:mirror-horizontal="false" draw:mirror-vertical="false" draw:type="block-arc" draw:modifiers="-134.312375804727 8473.5636090454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3.171cm" svg:height="3.805cm" svg:x="8.897cm" svg:y="16.235cm">
          <text:p/>
          <draw:enhanced-geometry svg:viewBox="0 0 21600 21600" draw:mirror-horizontal="false" draw:mirror-vertical="false" draw:type="block-arc" draw:modifiers="-133.686771083893 7581.3706642944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6.835cm" svg:height="8.201cm" svg:x="7.065cm" svg:y="13.752cm">
          <text:p/>
          <draw:enhanced-geometry svg:viewBox="0 0 21600 21600" draw:mirror-horizontal="false" draw:mirror-vertical="false" draw:type="block-arc" draw:modifiers="-133.898722777136 9063.8259701675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  <draw:page draw:name="page2" draw:style-name="dp1" draw:master-page-name="Default">
        <draw:custom-shape draw:style-name="gr2" draw:text-style-name="P1" draw:layer="layout" svg:width="0.898cm" svg:height="0.681cm" svg:x="8.109cm" svg:y="12.58cm">
          <text:p/>
          <draw:enhanced-geometry svg:viewBox="0 0 21600 21600" draw:glue-points="?f6 0 10800 ?f8 ?f11 10800 ?f9 21600 10800 ?f10 ?f5 10800" draw:text-areas="?f3 ?f3 ?f4 ?f4" draw:type="parallelogram" draw:modifiers="3872.9508196721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3" draw:text-style-name="P1" draw:layer="layout" svg:x1="7.512cm" svg:y1="13.39cm" svg:x2="7.324cm" svg:y2="13.897cm">
            <text:p/>
          </draw:line>
          <draw:line draw:style-name="gr3" draw:text-style-name="P1" draw:layer="layout" svg:x1="7.941cm" svg:y1="13.519cm" svg:x2="7.741cm" svg:y2="14.057cm">
            <text:p/>
          </draw:line>
          <draw:custom-shape draw:style-name="gr4" draw:text-style-name="P1" draw:layer="layout" svg:width="0.97cm" svg:height="1.414cm" draw:transform="rotate (-0.349065850399987) translate (7.706cm 12.112cm)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" draw:text-style-name="P1" draw:layer="layout" svg:width="0.898cm" svg:height="0.681cm" svg:x="6.773cm" svg:y="12.579cm">
          <text:p/>
          <draw:enhanced-geometry svg:viewBox="0 0 21600 21600" draw:glue-points="?f6 0 10800 ?f8 ?f11 10800 ?f9 21600 10800 ?f10 ?f5 10800" draw:text-areas="?f3 ?f3 ?f4 ?f4" draw:type="parallelogram" draw:modifiers="3872.9508196721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radial" draw:cx="0%" draw:cy="0%" draw:start-color="#0047ff" draw:end-color="#99ccff" draw:start-intensity="100%" draw:end-intensity="100%" draw:border="0%"/>
    <draw:gradient draw:name="Gradient_20_8" draw:display-name="Gradient 8" draw:style="linear" draw:start-color="#94bd5e" draw:end-color="#355e00" draw:start-intensity="100%" draw:end-intensity="100%" draw:angle="900" draw:border="0%"/>
    <draw:gradient draw:name="Gradient_20_9" draw:display-name="Gradient 9" draw:style="linear" draw:start-color="#e6e6e6" draw:end-color="#4c4c4c" draw:start-intensity="100%" draw:end-intensity="100%" draw:angle="300" draw:border="0%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iragino Mincho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1-14T15:25:03</meta:creation-date>
    <dc:date>2011-01-15T08:54:35</dc:date>
    <meta:editing-duration>PT17H11M37S</meta:editing-duration>
    <meta:editing-cycles>5</meta:editing-cycles>
    <meta:generator>NeoOffice/3.1.2$Unix OpenOffice.org_project/Patch 0</meta:generator>
    <meta:document-statistic meta:object-count="9"/>
  </office:meta>
</office:document-meta>
</file>